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2" svg:font-family="'Helvetica Neue'" style:font-adornments="UltraLight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Ul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 text:style-name="P1">Dominoes at Dusk</text:p>
            <text:p text:style-name="P1"/>
            <text:p text:style-name="P1">在黄昏的多米诺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eginning</text:p>
          </draw:text-box>
        </draw:frame>
        <draw:frame presentation:style-name="pr4" draw:layer="layout" svg:width="25.199cm" svg:height="12.179cm" svg:x="1.295cm" svg:y="5.018cm" presentation:class="outline" presentation:user-transformed="true">
          <draw:text-box>
            <text:list text:style-name="L2">
              <text:list-item>
                <text:p>Introduction &amp; overview of presentation</text:p>
              </text:list-item>
              <text:list-item>
                <text:p>About the project</text:p>
                <text:list>
                  <text:list-item>
                    <text:p>Inspiration - YouTube videos of dominoes, what are dominoes</text:p>
                  </text:list-item>
                  <text:list-item>
                    <text:p>Goals :</text:p>
                    <text:list>
                      <text:list-item>
                        <text:p>Reusable assets and algorithm</text:p>
                      </text:list-item>
                      <text:list-item>
                        <text:p>A beautiful video</text:p>
                      </text:list-item>
                      <text:list-item>
                        <text:p>Presentation of the project</text:p>
                      </text:list-item>
                    </text:list>
                  </text:list-item>
                  <text:list-item>
                    <text:p>Tools &amp; techniques :</text:p>
                    <text:list>
                      <text:list-item>
                        <text:p>Blender, Python, VLC, OpenOffice, YouTube, Wikipedia</text:p>
                      </text:list-item>
                      <text:list-item>
                        <text:p>Scalable - Parenting and asset reuse</text:p>
                      </text:list-item>
                      <text:list-item>
                        <text:p>Performance – Caching, OpenGL render</text:p>
                      </text:list-item>
                    </text:list>
                  </text:list-item>
                </text:list>
              </text:list-item>
              <text:list-item>
                <text:p>Additional resources :</text:p>
                <text:list>
                  <text:list-item>
                    <text:p>Web links</text:p>
                  </text:list-item>
                  <text:list-item>
                    <text:p>Books</text:p>
                  </text:list-item>
                  <text:list-item>
                    <text:p>Meetup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iddl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igh Level solution overview</text:p>
              </text:list-item>
              <text:list-item>
                <text:p>Component design and implementation</text:p>
                <text:list>
                  <text:list-item>
                    <text:p>SystemL</text:p>
                  </text:list-item>
                  <text:list-item>
                    <text:p>Path Walker : Alternative curve + array modifier</text:p>
                  </text:list-item>
                  <text:list-item>
                    <text:p>Crush Graphics</text:p>
                  </text:list-item>
                </text:list>
              </text:list-item>
              <text:list-item>
                <text:p>Future work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nd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mo in Blender (Prerecorded or Live?) + openGL render</text:p>
                <text:list>
                  <text:list-item>
                    <text:p>System-L</text:p>
                  </text:list-item>
                  <text:list-item>
                    <text:p>Path Walker</text:p>
                  </text:list-item>
                  <text:list-item>
                    <text:p>Crush Graphics</text:p>
                  </text:list-item>
                </text:list>
              </text:list-item>
              <text:list-item>
                <text:p>Demo reel</text:p>
              </text:list-item>
              <text:list-item>
                <text:p>Questions</text:p>
                <text:list>
                  <text:list-item>
                    <text:p>Repeat additional resources</text:p>
                  </text:list-item>
                  <text:list-item>
                    <text:p>Repeat contact info</text:p>
                  </text:list-item>
                  <text:list-item>
                    <text:p>Thank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6.255cm" svg:x="1.4cm" svg:y="0.837cm" presentation:class="subtitle">
          <draw:text-box>
            <text:p>Thank you for listening</text:p>
            <text:p/>
            <text:p>结束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2" svg:font-family="'Helvetica Neue'" style:font-adornments="UltraLight" style:font-pitch="variable"/>
    <style:font-face style:name="Helvetica Neue" svg:font-family="'Helvetica Neue'" style:font-family-generic="roman" style:font-pitch="variable"/>
    <style:font-face style:name="Helvetica Neue1" svg:font-family="'Helvetica Neue'" style:font-adornments="UltraLigh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e6e6" draw:fill-image-width="0cm" draw:fill-image-height="0cm"/>
      <style:text-properties style:letter-kerning="true"/>
    </style:style>
    <style:style style:name="Default-backgroundobjects" style:family="presentation">
      <style:graphic-properties draw:fill-image-width="0cm" draw:fill-image-height="0cm" draw:textarea-horizontal-align="justify" draw:shadow="hidden" draw:shadow-offset-x="0.2cm" draw:shadow-offset-y="0.2cm" draw:shadow-color="#808080"/>
      <style:text-properties style:font-name="Helvetica Neue2" fo:font-family="'Helvetica Neue'" style:font-style-name="UltraLight" style:font-pitch="variable" fo:font-weight="250" style:letter-kerning="true"/>
    </style:style>
    <style:style style:name="Default-notes" style:family="presentation">
      <style:graphic-properties draw:stroke="none" draw:fill="none" draw:fill-image-width="0cm" draw:fill-image-height="0cm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20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32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Helvetica Neue2" fo:font-family="'Helvetica Neue'" style:font-style-name="UltraLight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32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Helvetica Neue2" fo:font-family="'Helvetica Neue'" style:font-style-name="UltraLight" style:font-pitch="variable" fo:font-size="44pt" fo:font-style="normal" fo:text-shadow="none" style:text-underline-style="none" fo:font-weight="250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e6e6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04T19:20:33.843797000</meta:creation-date>
    <dc:date>2017-03-09T19:35:22.772517000</dc:date>
    <meta:editing-duration>PT10H43M58S</meta:editing-duration>
    <meta:editing-cycles>45</meta:editing-cycles>
    <meta:generator>LibreOffice/4.2.6.3$MacOSX_x86 LibreOffice_project/3fd416d4c6db7d3204c17ce57a1d70f6e531ee21</meta:generator>
    <meta:document-statistic meta:object-count="39"/>
  </office:meta>
</office:document-meta>
</file>